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6pt" fo:font-style="italic" fo:font-weight="bold" officeooo:rsid="00097c06" officeooo:paragraph-rsid="00097c06" style:font-size-asian="16pt" style:font-style-asian="italic" style:font-weight-asian="bold" style:font-size-complex="16pt" style:font-style-complex="italic" style:font-weight-complex="bold"/>
    </style:style>
    <style:style style:name="P2" style:family="paragraph" style:parent-style-name="Standard">
      <style:text-properties style:font-name="Ubuntu" officeooo:rsid="00097c06" officeooo:paragraph-rsid="00097c06"/>
    </style:style>
    <style:style style:name="P3" style:family="paragraph" style:parent-style-name="Standard">
      <style:paragraph-properties fo:text-align="end" style:justify-single-word="false"/>
      <style:text-properties style:font-name="Ubuntu" fo:font-size="14pt" officeooo:rsid="00097c06" officeooo:paragraph-rsid="00097c06" style:font-size-asian="14pt" style:font-size-complex="14pt"/>
    </style:style>
    <style:style style:name="P4" style:family="paragraph" style:parent-style-name="Standard">
      <style:paragraph-properties fo:text-align="start" style:justify-single-word="false"/>
      <style:text-properties style:font-name="Ubuntu" fo:font-size="14pt" fo:font-style="italic" officeooo:rsid="00097c06" officeooo:paragraph-rsid="00097c06"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Ubuntu" fo:font-size="12pt" officeooo:rsid="000b2413" officeooo:paragraph-rsid="000b2413" style:font-size-asian="10.5pt" style:font-size-complex="12pt"/>
    </style:style>
    <style:style style:name="P6" style:family="paragraph" style:parent-style-name="Standard">
      <style:paragraph-properties fo:text-align="start" style:justify-single-word="false"/>
      <style:text-properties style:font-name="Ubuntu" fo:font-size="12pt" fo:font-style="normal" officeooo:rsid="000b2413" officeooo:paragraph-rsid="000b2413"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Ubuntu" fo:font-size="12pt" fo:font-style="normal" officeooo:rsid="000b394a" officeooo:paragraph-rsid="000b394a" style:font-size-asian="10.5pt" style:font-style-asian="normal" style:font-size-complex="12pt" style:font-style-complex="normal"/>
    </style:style>
    <style:style style:name="P8" style:family="paragraph" style:parent-style-name="Standard">
      <style:paragraph-properties fo:text-align="start" style:justify-single-word="false"/>
      <style:text-properties style:font-name="Ubuntu" fo:font-size="12pt" fo:font-style="normal" officeooo:rsid="000b6671" officeooo:paragraph-rsid="000b6671" style:font-size-asian="10.5pt" style:font-style-asian="normal" style:font-size-complex="12pt" style:font-style-complex="normal"/>
    </style:style>
    <style:style style:name="P9" style:family="paragraph" style:parent-style-name="Standard">
      <style:paragraph-properties fo:text-align="start" style:justify-single-word="false"/>
      <style:text-properties style:font-name="Ubuntu" fo:font-size="12pt" fo:font-style="normal" fo:font-weight="bold" officeooo:rsid="000b394a" officeooo:paragraph-rsid="000b394a"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Ubuntu" fo:font-size="12pt" fo:font-style="normal" fo:font-weight="bold" officeooo:rsid="000b6671" officeooo:paragraph-rsid="000b6671"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Ubuntu" fo:font-size="12pt" fo:font-style="normal" fo:font-weight="bold" officeooo:rsid="000f8a93" officeooo:paragraph-rsid="000f8a93"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Ubuntu" fo:font-size="12pt" fo:font-style="normal" fo:font-weight="normal" officeooo:rsid="000e059a" officeooo:paragraph-rsid="000e059a"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Ubuntu" fo:font-size="12pt" fo:font-style="normal" fo:font-weight="normal" officeooo:rsid="00113878" officeooo:paragraph-rsid="00113878"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Ubuntu" fo:font-size="12pt" fo:font-style="normal" fo:font-weight="normal" officeooo:rsid="0013561e" officeooo:paragraph-rsid="0013561e"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3561e" style:font-style-asian="italic" style:font-style-complex="italic"/>
    </style:style>
    <style:style style:name="T3" style:family="text">
      <style:text-properties officeooo:rsid="000b394a"/>
    </style:style>
    <style:style style:name="T4" style:family="text">
      <style:text-properties officeooo:rsid="000f8a93"/>
    </style:style>
    <style:style style:name="T5" style:family="text">
      <style:text-properties style:text-position="super 58%"/>
    </style:style>
    <style:style style:name="T6" style:family="text">
      <style:text-properties style:text-position="super 58%" officeooo:rsid="000f8a93"/>
    </style:style>
    <style:style style:name="T7" style:family="text">
      <style:text-properties style:text-position="0% 100%"/>
    </style:style>
    <style:style style:name="T8" style:family="text">
      <style:text-properties officeooo:rsid="0013201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ating Systems – Laboratory task 3</text:p>
      <text:p text:style-name="P2"/>
      <text:p text:style-name="P3">Kosmas Tsiakas</text:p>
      <text:p text:style-name="P4"/>
      <text:p text:style-name="P5"><text:span text:style-name="T1">Create a configuration file in which all processes run an average of 2000 milliseconds with a standard deviation of zero, and which are blocked for input or output every 500 milliseconds. Run the simulation for 10000 milliseconds with 2 processes. Examine the two output files. Try again for 5 processes. Try again for 10 processes. Explain what's happening.</text:span></text:p>
      <text:p text:style-name="P5"><text:span text:style-name="T1"/></text:p>
      <text:p text:style-name="P6">So, we set the <text:span text:style-name="T3">Mean equal to 2000, which means that a process should execute 2000 ms before terminating, in average. Also, we set the Standard Deviation equal to 0, which means that the execution time is exactly the time that we set previously and there is no deviation at all. The simulation time is set to 10000 and the process is set to 500, the amount of milliseconds that a process should execute before blocking for I/O.</text:span></text:p>
      <text:p text:style-name="P6"/>
      <text:p text:style-name="P7">What do we observe? What’s happening?</text:p>
      <text:p text:style-name="P7">Let’s examine the <text:span text:style-name="T8">3 </text:span>cases separately.</text:p>
      <text:p text:style-name="P9"/>
      <text:p text:style-name="P9">2 processes</text:p>
      <text:p text:style-name="P8">We observe that the simulation ran for 4000 milliseconds and not for 10000, as we set it, because this time was enough for only two processes to run under the properties we assigned. <text:s/>The CPU Time and the I/O Blocking is obviously the same, according to the properties we set before. Also, both processes have ran for 2000 ms and have been blocked three times. Process #1 is registered/blocked/completed first, then process #2, then again process #1 and so on.</text:p>
      <text:p text:style-name="P8"/>
      <text:p text:style-name="P10">5 processes</text:p>
      <text:p text:style-name="P12">In this case, the simulation ran for the full time that we set <text:span text:style-name="T4">and each process blocked the CPU for 3 times and ran for 2000 ms. After the 1</text:span><text:span text:style-name="T6">st</text:span><text:span text:style-name="T4"> and 2</text:span><text:span text:style-name="T6">nd</text:span><text:span text:style-name="T4"> process were completed, then we observe the registration of the 3</text:span><text:span text:style-name="T6">rd</text:span><text:span text:style-name="T4"> and 4</text:span><text:span text:style-name="T6">th</text:span><text:span text:style-name="T4"> process, whereas the last process is never completed!</text:span></text:p>
      <text:p text:style-name="P12"/>
      <text:p text:style-name="P11">10 processes</text:p>
      <text:p text:style-name="P13">In the last case, we notice that not all of the processes have ran or have completed. More specifically, the first 4 processes have been completed, the 5<text:span text:style-name="T5">th</text:span> and the 6<text:span text:style-name="T5">th</text:span> have started and ran for some m<text:span text:style-name="T8">illi</text:span>s<text:span text:style-name="T8">econds</text:span> but were never completed, and the rest of the processes never began running. This happens obviously because the Run<text:span text:style-name="T8">t</text:span>ime that we set <text:span text:style-name="T8">before</text:span> is not enough to satisfy the CPU Time of every different process.</text:p>
      <text:p text:style-name="P13"/>
      <text:p text:style-name="P14">Something that we observe in all the cases is that the processes run like in pairs of two. This means that if we have more than 2 processes, for example 4, the last 2 processes will begin only after the first two have been completed. So, this makes it hard to run all processes when the runtime is set from before and must be adapted to the number of processes. <text:s/>Also, the processes are blocked every 500ms, so if there is enough time the process will always be blocked for I/O 3 times in a period of 2000ms, before being completed.</text:p>
      <text:p text:style-name="P14"/>
      <text:p text:style-name="P14">*The output files are att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6:19:51.835772267</meta:creation-date>
    <dc:date>2017-04-26T21:04:42.907595090</dc:date>
    <meta:editing-duration>PT12M29S</meta:editing-duration>
    <meta:editing-cycles>4</meta:editing-cycles>
    <meta:generator>LibreOffice/5.1.6.2$Linux_X86_64 LibreOffice_project/10m0$Build-2</meta:generator>
    <meta:document-statistic meta:table-count="0" meta:image-count="0" meta:object-count="0" meta:page-count="1" meta:paragraph-count="14" meta:word-count="473" meta:character-count="2661" meta:non-whitespace-character-count="2199"/>
  </office:meta>
</office:document-meta>
</file>